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8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43.06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31.08mm"/>
    </style:style>
    <style:style style:name="co9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" style:family="table-cell" style:parent-style-name="Default" style:data-style-name="N11"/>
    <style:style style:name="ce6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Sep 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<text:s/>source_sink</text:p>
          </table:table-cell>
          <table:table-cell table:style-name="Default" office:value-type="string" calcext:value-type="string">
            <text:p>estimate_tco2e_yr</text:p>
          </table:table-cell>
          <table:table-cell table:style-name="Default" office:value-type="string" calcext:value-type="string">
            <text:p>lci_tco2e_yr</text:p>
          </table:table-cell>
          <table:table-cell table:style-name="Default" office:value-type="string" calcext:value-type="string">
            <text:p>uci_tco2e_yr</text:p>
          </table:table-cell>
          <table:table-cell office:value-type="string" calcext:value-type="string">
            <text:p>Half width CI Percentag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eDF</text:p>
          </table:table-cell>
          <table:table-cell office:value-type="float" office:value="2696830.64" calcext:value-type="float">
            <text:p>2,696,830.64</text:p>
          </table:table-cell>
          <table:table-cell office:value-type="float" office:value="2048438.97" calcext:value-type="float">
            <text:p>2,048,438.97</text:p>
          </table:table-cell>
          <table:table-cell office:value-type="float" office:value="3252371.26" calcext:value-type="float">
            <text:p>3,252,371.26</text:p>
          </table:table-cell>
          <table:table-cell table:style-name="ce1" table:formula="of:==(ABS(MAX([.E5:.F5])-MIN([.E5:.F5])))/2/ABS([.D5])" office:value-type="percentage" office:value="0.22321243910222" calcext:value-type="percentage">
            <text:p>22.32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aeFD_L</text:p>
          </table:table-cell>
          <table:table-cell office:value-type="float" office:value="195316.1" calcext:value-type="float">
            <text:p>195,316.10</text:p>
          </table:table-cell>
          <table:table-cell office:value-type="float" office:value="162062.7" calcext:value-type="float">
            <text:p>162,062.70</text:p>
          </table:table-cell>
          <table:table-cell office:value-type="float" office:value="228393.71" calcext:value-type="float">
            <text:p>228,393.71</text:p>
          </table:table-cell>
          <table:table-cell table:style-name="ce1" table:formula="of:==(ABS(MAX([.E6:.F6])-MIN([.E6:.F6])))/2/ABS([.D6])" office:value-type="percentage" office:value="0.169804255767958" calcext:value-type="percentage">
            <text:p>16.98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eFD_BSW</text:p>
          </table:table-cell>
          <table:table-cell office:value-type="float" office:value="157487.87" calcext:value-type="float">
            <text:p>157,487.87</text:p>
          </table:table-cell>
          <table:table-cell office:value-type="float" office:value="98770.2" calcext:value-type="float">
            <text:p>98,770.20</text:p>
          </table:table-cell>
          <table:table-cell office:value-type="float" office:value="219160.82" calcext:value-type="float">
            <text:p>219,160.82</text:p>
          </table:table-cell>
          <table:table-cell table:style-name="ce1" table:formula="of:==(ABS(MAX([.E7:.F7])-MIN([.E7:.F7])))/2/ABS([.D7])" office:value-type="percentage" office:value="0.382221881596341" calcext:value-type="percentage">
            <text:p>38.22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EC_HS</text:p>
          </table:table-cell>
          <table:table-cell office:value-type="float" office:value="596194.92" calcext:value-type="float">
            <text:p>596,194.92</text:p>
          </table:table-cell>
          <table:table-cell office:value-type="float" office:value="515290.97" calcext:value-type="float">
            <text:p>515,290.97</text:p>
          </table:table-cell>
          <table:table-cell office:value-type="float" office:value="701113.27" calcext:value-type="float">
            <text:p>701,113.27</text:p>
          </table:table-cell>
          <table:table-cell table:style-name="ce1" table:formula="of:==(ABS(MAX([.E8:.F8])-MIN([.E8:.F8])))/2/ABS([.D8])" office:value-type="percentage" office:value="0.155840224200501" calcext:value-type="percentage">
            <text:p>15.58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e_Combined</text:p>
          </table:table-cell>
          <table:table-cell office:value-type="float" office:value="3645829.52" calcext:value-type="float">
            <text:p>3,645,829.52</text:p>
          </table:table-cell>
          <table:table-cell office:value-type="float" office:value="2994113.69" calcext:value-type="float">
            <text:p>2,994,113.69</text:p>
          </table:table-cell>
          <table:table-cell office:value-type="float" office:value="4219401.24" calcext:value-type="float">
            <text:p>4,219,401.24</text:p>
          </table:table-cell>
          <table:table-cell table:style-name="ce1" table:formula="of:==(ABS(MAX([.E9:.F9])-MIN([.E9:.F9])))/2/ABS([.D9])" office:value-type="percentage" office:value="0.168039611188403" calcext:value-type="percentage">
            <text:p>16.80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arFD_L</text:p>
          </table:table-cell>
          <table:table-cell office:value-type="float" office:value="-42361.61" calcext:value-type="float">
            <text:p>-42,361.61</text:p>
          </table:table-cell>
          <table:table-cell office:value-type="float" office:value="-57150.46" calcext:value-type="float">
            <text:p>-57,150.46</text:p>
          </table:table-cell>
          <table:table-cell office:value-type="float" office:value="-27790.04" calcext:value-type="float">
            <text:p>-27,790.04</text:p>
          </table:table-cell>
          <table:table-cell table:style-name="ce1" table:formula="of:==(ABS(MAX([.E10:.F10])-MIN([.E10:.F10])))/2/ABS([.D10])" office:value-type="percentage" office:value="0.346545138392993" calcext:value-type="percentage">
            <text:p>34.65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rEC_AR</text:p>
          </table:table-cell>
          <table:table-cell office:value-type="float" office:value="-327540.86" calcext:value-type="float">
            <text:p>-327,540.86</text:p>
          </table:table-cell>
          <table:table-cell office:value-type="float" office:value="-470694.38" calcext:value-type="float">
            <text:p>-470,694.38</text:p>
          </table:table-cell>
          <table:table-cell office:value-type="float" office:value="-201431.08" calcext:value-type="float">
            <text:p>-201,431.08</text:p>
          </table:table-cell>
          <table:table-cell table:style-name="ce1" table:formula="of:==(ABS(MAX([.E11:.F11])-MIN([.E11:.F11])))/2/ABS([.D11])" office:value-type="percentage" office:value="0.411037725186409" calcext:value-type="percentage">
            <text:p>41.10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arEC_HS</text:p>
          </table:table-cell>
          <table:table-cell office:value-type="float" office:value="-1401553.7" calcext:value-type="float">
            <text:p>-1,401,553.70</text:p>
          </table:table-cell>
          <table:table-cell office:value-type="float" office:value="-1780948.84" calcext:value-type="float">
            <text:p>-1,780,948.84</text:p>
          </table:table-cell>
          <table:table-cell office:value-type="float" office:value="-1066636.53" calcext:value-type="float">
            <text:p>-1,066,636.53</text:p>
          </table:table-cell>
          <table:table-cell table:style-name="ce1" table:formula="of:==(ABS(MAX([.E12:.F12])-MIN([.E12:.F12])))/2/ABS([.D12])" office:value-type="percentage" office:value="0.254828733997135" calcext:value-type="percentage">
            <text:p>25.48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ar_Combined</text:p>
          </table:table-cell>
          <table:table-cell office:value-type="float" office:value="-1771456.18" calcext:value-type="float">
            <text:p>-1,771,456.18</text:p>
          </table:table-cell>
          <table:table-cell office:value-type="float" office:value="-1410857.4" calcext:value-type="float">
            <text:p>-1,410,857.40</text:p>
          </table:table-cell>
          <table:table-cell office:value-type="float" office:value="-2180071.39" calcext:value-type="float">
            <text:p>-2,180,071.39</text:p>
          </table:table-cell>
          <table:table-cell table:style-name="ce1" table:formula="of:==(ABS(MAX([.E13:.F13])-MIN([.E13:.F13])))/2/ABS([.D13])" office:value-type="percentage" office:value="0.217113468197672" calcext:value-type="percentage">
            <text:p>21.71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aneDF</text:p>
          </table:table-cell>
          <table:table-cell office:value-type="float" office:value="2696830.64" calcext:value-type="float">
            <text:p>2,696,830.64</text:p>
          </table:table-cell>
          <table:table-cell office:value-type="float" office:value="2048438.97" calcext:value-type="float">
            <text:p>2,048,438.97</text:p>
          </table:table-cell>
          <table:table-cell office:value-type="float" office:value="3252371.26" calcext:value-type="float">
            <text:p>3,252,371.26</text:p>
          </table:table-cell>
          <table:table-cell table:style-name="ce1" table:formula="of:==(ABS(MAX([.E14:.F14])-MIN([.E14:.F14])))/2/ABS([.D14])" office:value-type="percentage" office:value="0.22321243910222" calcext:value-type="percentage">
            <text:p>22.32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aneFD</text:p>
          </table:table-cell>
          <table:table-cell office:value-type="float" office:value="310442.36" calcext:value-type="float">
            <text:p>310,442.36</text:p>
          </table:table-cell>
          <table:table-cell office:value-type="float" office:value="241686.83" calcext:value-type="float">
            <text:p>241,686.83</text:p>
          </table:table-cell>
          <table:table-cell office:value-type="float" office:value="381776.61" calcext:value-type="float">
            <text:p>381,776.61</text:p>
          </table:table-cell>
          <table:table-cell table:style-name="ce1" table:formula="of:==(ABS(MAX([.E15:.F15])-MIN([.E15:.F15])))/2/ABS([.D15])" office:value-type="percentage" office:value="0.225629292342707" calcext:value-type="percentage">
            <text:p>22.56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aneEC</text:p>
          </table:table-cell>
          <table:table-cell office:value-type="float" office:value="-1132899.65" calcext:value-type="float">
            <text:p>-1,132,899.65</text:p>
          </table:table-cell>
          <table:table-cell office:value-type="float" office:value="-1538544.58" calcext:value-type="float">
            <text:p>-1,538,544.58</text:p>
          </table:table-cell>
          <table:table-cell office:value-type="float" office:value="-751897.61" calcext:value-type="float">
            <text:p>-751,897.61</text:p>
          </table:table-cell>
          <table:table-cell table:style-name="ce1" table:formula="of:==(ABS(MAX([.E16:.F16])-MIN([.E16:.F16])))/2/ABS([.D16])" office:value-type="percentage" office:value="0.347182987478194" calcext:value-type="percentage">
            <text:p>34.72%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L</text:p>
          </table:table-cell>
          <table:table-cell office:value-type="float" office:value="1874373.34" calcext:value-type="float">
            <text:p>1,874,373.34</text:p>
          </table:table-cell>
          <table:table-cell office:value-type="float" office:value="1101723.67" calcext:value-type="float">
            <text:p>1,101,723.67</text:p>
          </table:table-cell>
          <table:table-cell office:value-type="float" office:value="2548813.33" calcext:value-type="float">
            <text:p>2,548,813.33</text:p>
          </table:table-cell>
          <table:table-cell table:style-name="ce1" table:formula="of:==(ABS(MAX([.E17:.F17])-MIN([.E17:.F17])))/2/ABS([.D17])" office:value-type="percentage" office:value="0.386019590952996" calcext:value-type="percentage">
            <text:p>38.60%</text:p>
          </table:table-cell>
          <table:table-cell/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Jan 2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<text:s/>source_sink</text:p>
          </table:table-cell>
          <table:table-cell table:style-name="Default" office:value-type="string" calcext:value-type="string">
            <text:p>estimate_tco2e_yr</text:p>
          </table:table-cell>
          <table:table-cell table:style-name="Default" office:value-type="string" calcext:value-type="string">
            <text:p>lci_tco2e_yr</text:p>
          </table:table-cell>
          <table:table-cell table:style-name="Default" office:value-type="string" calcext:value-type="string">
            <text:p>uci_tco2e_yr</text:p>
          </table:table-cell>
          <table:table-cell office:value-type="string" calcext:value-type="string">
            <text:p>Half width CI Percentage</text:p>
          </table:table-cell>
          <table:table-cell office:value-type="string" calcext:value-type="string">
            <text:p>Chang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eDF</text:p>
          </table:table-cell>
          <table:table-cell office:value-type="float" office:value="392396.18" calcext:value-type="float">
            <text:p>392,396.18</text:p>
          </table:table-cell>
          <table:table-cell office:value-type="float" office:value="272029.02" calcext:value-type="float">
            <text:p>272,029.02</text:p>
          </table:table-cell>
          <table:table-cell office:value-type="float" office:value="499308.66" calcext:value-type="float">
            <text:p>499,308.66</text:p>
          </table:table-cell>
          <table:table-cell table:style-name="ce1" table:formula="of:==(ABS(MAX([.E23:.F23])-MIN([.E23:.F23])))/2/ABS([.D23])" office:value-type="percentage" office:value="0.289604807060048" calcext:value-type="percentage">
            <text:p>28.96%</text:p>
          </table:table-cell>
          <table:table-cell table:style-name="ce1" table:formula="of:=[.G23]-[.G5]" office:value-type="percentage" office:value="0.0663923679578287" calcext:value-type="percentage">
            <text:p>6.64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aeFD_L</text:p>
          </table:table-cell>
          <table:table-cell office:value-type="float" office:value="195316.1" calcext:value-type="float">
            <text:p>195,316.10</text:p>
          </table:table-cell>
          <table:table-cell office:value-type="float" office:value="162062.7" calcext:value-type="float">
            <text:p>162,062.70</text:p>
          </table:table-cell>
          <table:table-cell office:value-type="float" office:value="228393.71" calcext:value-type="float">
            <text:p>228,393.71</text:p>
          </table:table-cell>
          <table:table-cell table:style-name="ce1" table:formula="of:==(ABS(MAX([.E24:.F24])-MIN([.E24:.F24])))/2/ABS([.D24])" office:value-type="percentage" office:value="0.169804255767958" calcext:value-type="percentage">
            <text:p>16.98%</text:p>
          </table:table-cell>
          <table:table-cell table:style-name="ce1" table:formula="of:=[.G24]-[.G6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eFD_BSW</text:p>
          </table:table-cell>
          <table:table-cell office:value-type="float" office:value="157487.87" calcext:value-type="float">
            <text:p>157,487.87</text:p>
          </table:table-cell>
          <table:table-cell office:value-type="float" office:value="98770.2" calcext:value-type="float">
            <text:p>98,770.20</text:p>
          </table:table-cell>
          <table:table-cell office:value-type="float" office:value="219160.82" calcext:value-type="float">
            <text:p>219,160.82</text:p>
          </table:table-cell>
          <table:table-cell table:style-name="ce1" table:formula="of:==(ABS(MAX([.E25:.F25])-MIN([.E25:.F25])))/2/ABS([.D25])" office:value-type="percentage" office:value="0.382221881596341" calcext:value-type="percentage">
            <text:p>38.22%</text:p>
          </table:table-cell>
          <table:table-cell table:style-name="ce1" table:formula="of:=[.G25]-[.G7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EC_HS</text:p>
          </table:table-cell>
          <table:table-cell office:value-type="float" office:value="596194.92" calcext:value-type="float">
            <text:p>596,194.92</text:p>
          </table:table-cell>
          <table:table-cell office:value-type="float" office:value="515290.97" calcext:value-type="float">
            <text:p>515,290.97</text:p>
          </table:table-cell>
          <table:table-cell office:value-type="float" office:value="701113.27" calcext:value-type="float">
            <text:p>701,113.27</text:p>
          </table:table-cell>
          <table:table-cell table:style-name="ce1" table:formula="of:==(ABS(MAX([.E26:.F26])-MIN([.E26:.F26])))/2/ABS([.D26])" office:value-type="percentage" office:value="0.155840224200501" calcext:value-type="percentage">
            <text:p>15.58%</text:p>
          </table:table-cell>
          <table:table-cell table:style-name="ce1" table:formula="of:=[.G26]-[.G8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e_Combined</text:p>
          </table:table-cell>
          <table:table-cell office:value-type="float" office:value="1341395.07" calcext:value-type="float">
            <text:p>1,341,395.07</text:p>
          </table:table-cell>
          <table:table-cell office:value-type="float" office:value="1179817.49" calcext:value-type="float">
            <text:p>1,179,817.49</text:p>
          </table:table-cell>
          <table:table-cell office:value-type="float" office:value="1504502.27" calcext:value-type="float">
            <text:p>1,504,502.27</text:p>
          </table:table-cell>
          <table:table-cell table:style-name="ce1" table:formula="of:==(ABS(MAX([.E27:.F27])-MIN([.E27:.F27])))/2/ABS([.D27])" office:value-type="percentage" office:value="0.121025038507112" calcext:value-type="percentage">
            <text:p>12.10%</text:p>
          </table:table-cell>
          <table:table-cell table:style-name="ce1" table:formula="of:=[.G27]-[.G9]" office:value-type="percentage" office:value="-0.0470145726812906" calcext:value-type="percentage">
            <text:p>-4.70%</text:p>
          </table:table-cell>
          <table:table-cell table:number-columns-repeated="4"/>
          <table:table-cell table:style-name="ce4" table:number-columns-repeated="4"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arFD_L</text:p>
          </table:table-cell>
          <table:table-cell office:value-type="float" office:value="-42361.61" calcext:value-type="float">
            <text:p>-42,361.61</text:p>
          </table:table-cell>
          <table:table-cell office:value-type="float" office:value="-57150.46" calcext:value-type="float">
            <text:p>-57,150.46</text:p>
          </table:table-cell>
          <table:table-cell office:value-type="float" office:value="-27790.04" calcext:value-type="float">
            <text:p>-27,790.04</text:p>
          </table:table-cell>
          <table:table-cell table:style-name="ce1" table:formula="of:==(ABS(MAX([.E28:.F28])-MIN([.E28:.F28])))/2/ABS([.D28])" office:value-type="percentage" office:value="0.346545138392993" calcext:value-type="percentage">
            <text:p>34.65%</text:p>
          </table:table-cell>
          <table:table-cell table:style-name="ce1" table:formula="of:=[.G28]-[.G10]" office:value-type="percentage" office:value="0" calcext:value-type="percentage">
            <text:p>0.00%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rEC_AR</text:p>
          </table:table-cell>
          <table:table-cell office:value-type="float" office:value="-81042.18" calcext:value-type="float">
            <text:p>-81,042.18</text:p>
          </table:table-cell>
          <table:table-cell office:value-type="float" office:value="-119121.89" calcext:value-type="float">
            <text:p>-119,121.89</text:p>
          </table:table-cell>
          <table:table-cell office:value-type="float" office:value="-48601.23" calcext:value-type="float">
            <text:p>-48,601.23</text:p>
          </table:table-cell>
          <table:table-cell table:style-name="ce1" table:formula="of:==(ABS(MAX([.E29:.F29])-MIN([.E29:.F29])))/2/ABS([.D29])" office:value-type="percentage" office:value="0.435086148965884" calcext:value-type="percentage">
            <text:p>43.51%</text:p>
          </table:table-cell>
          <table:table-cell table:style-name="ce1" table:formula="of:=[.G29]-[.G11]" office:value-type="percentage" office:value="0.0240484237794754" calcext:value-type="percentage">
            <text:p>2.40%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arEC_HS</text:p>
          </table:table-cell>
          <table:table-cell office:value-type="float" office:value="-1401553.7" calcext:value-type="float">
            <text:p>-1,401,553.70</text:p>
          </table:table-cell>
          <table:table-cell office:value-type="float" office:value="-1780948.84" calcext:value-type="float">
            <text:p>-1,780,948.84</text:p>
          </table:table-cell>
          <table:table-cell office:value-type="float" office:value="-1066636.53" calcext:value-type="float">
            <text:p>-1,066,636.53</text:p>
          </table:table-cell>
          <table:table-cell table:style-name="ce1" table:formula="of:==(ABS(MAX([.E30:.F30])-MIN([.E30:.F30])))/2/ABS([.D30])" office:value-type="percentage" office:value="0.254828733997135" calcext:value-type="percentage">
            <text:p>25.48%</text:p>
          </table:table-cell>
          <table:table-cell table:style-name="ce1" table:formula="of:=[.G30]-[.G12]" office:value-type="percentage" office:value="0" calcext:value-type="percentage">
            <text:p>0.00%</text:p>
          </table:table-cell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ar_Combined</text:p>
          </table:table-cell>
          <table:table-cell office:value-type="float" office:value="-1524957.5" calcext:value-type="float">
            <text:p>-1,524,957.50</text:p>
          </table:table-cell>
          <table:table-cell office:value-type="float" office:value="-1188250.27" calcext:value-type="float">
            <text:p>-1,188,250.27</text:p>
          </table:table-cell>
          <table:table-cell office:value-type="float" office:value="-1910143.53" calcext:value-type="float">
            <text:p>-1,910,143.53</text:p>
          </table:table-cell>
          <table:table-cell table:style-name="ce1" table:formula="of:==(ABS(MAX([.E31:.F31])-MIN([.E31:.F31])))/2/ABS([.D31])" office:value-type="percentage" office:value="0.236692911113916" calcext:value-type="percentage">
            <text:p>23.67%</text:p>
          </table:table-cell>
          <table:table-cell table:style-name="ce1" table:formula="of:=[.G31]-[.G13]" office:value-type="percentage" office:value="0.019579442916244" calcext:value-type="percentage">
            <text:p>1.96%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aneDF</text:p>
          </table:table-cell>
          <table:table-cell office:value-type="float" office:value="392396.18" calcext:value-type="float">
            <text:p>392,396.18</text:p>
          </table:table-cell>
          <table:table-cell office:value-type="float" office:value="272029.02" calcext:value-type="float">
            <text:p>272,029.02</text:p>
          </table:table-cell>
          <table:table-cell office:value-type="float" office:value="499308.66" calcext:value-type="float">
            <text:p>499,308.66</text:p>
          </table:table-cell>
          <table:table-cell table:style-name="ce1" table:formula="of:==(ABS(MAX([.E32:.F32])-MIN([.E32:.F32])))/2/ABS([.D32])" office:value-type="percentage" office:value="0.289604807060048" calcext:value-type="percentage">
            <text:p>28.96%</text:p>
          </table:table-cell>
          <table:table-cell table:style-name="ce1" table:formula="of:=[.G32]-[.G14]" office:value-type="percentage" office:value="0.0663923679578287" calcext:value-type="percentage">
            <text:p>6.64%</text:p>
          </table:table-cell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aneFD</text:p>
          </table:table-cell>
          <table:table-cell office:value-type="float" office:value="310442.36" calcext:value-type="float">
            <text:p>310,442.36</text:p>
          </table:table-cell>
          <table:table-cell office:value-type="float" office:value="241686.83" calcext:value-type="float">
            <text:p>241,686.83</text:p>
          </table:table-cell>
          <table:table-cell office:value-type="float" office:value="381776.61" calcext:value-type="float">
            <text:p>381,776.61</text:p>
          </table:table-cell>
          <table:table-cell table:style-name="ce1" table:formula="of:==(ABS(MAX([.E33:.F33])-MIN([.E33:.F33])))/2/ABS([.D33])" office:value-type="percentage" office:value="0.225629292342707" calcext:value-type="percentage">
            <text:p>22.56%</text:p>
          </table:table-cell>
          <table:table-cell table:style-name="ce1" table:formula="of:=[.G33]-[.G15]" office:value-type="percentage" office:value="0" calcext:value-type="percentage">
            <text:p>0.00%</text:p>
          </table:table-cell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aneEC</text:p>
          </table:table-cell>
          <table:table-cell office:value-type="float" office:value="-886400.97" calcext:value-type="float">
            <text:p>-886,400.97</text:p>
          </table:table-cell>
          <table:table-cell office:value-type="float" office:value="-1272497.68" calcext:value-type="float">
            <text:p>-1,272,497.68</text:p>
          </table:table-cell>
          <table:table-cell office:value-type="float" office:value="-528931.73" calcext:value-type="float">
            <text:p>-528,931.73</text:p>
          </table:table-cell>
          <table:table-cell table:style-name="ce1" table:formula="of:==(ABS(MAX([.E34:.F34])-MIN([.E34:.F34])))/2/ABS([.D34])" office:value-type="percentage" office:value="0.419429792591495" calcext:value-type="percentage">
            <text:p>41.94%</text:p>
          </table:table-cell>
          <table:table-cell table:style-name="ce1" table:formula="of:=[.G34]-[.G16]" office:value-type="percentage" office:value="0.0722468051133012" calcext:value-type="percentage">
            <text:p>7.22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L</text:p>
          </table:table-cell>
          <table:table-cell office:value-type="float" office:value="-183562.43" calcext:value-type="float">
            <text:p>-183,562.43</text:p>
          </table:table-cell>
          <table:table-cell office:value-type="float" office:value="-606226.99" calcext:value-type="float">
            <text:p>-606,226.99</text:p>
          </table:table-cell>
          <table:table-cell office:value-type="float" office:value="186033.83" calcext:value-type="float">
            <text:p>186,033.83</text:p>
          </table:table-cell>
          <table:table-cell table:style-name="ce1" table:formula="of:==(ABS(MAX([.E35:.F35])-MIN([.E35:.F35])))/2/ABS([.D35])" office:value-type="percentage" office:value="2.15801463295076" calcext:value-type="percentage">
            <text:p>215.80%</text:p>
          </table:table-cell>
          <table:table-cell table:style-name="ce1" table:formula="of:=[.G35]-[.G17]" office:value-type="percentage" office:value="1.77199504199777" calcext:value-type="percentage">
            <text:p>177.20%</text:p>
          </table:table-cell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table:style-name="ce1"/>
          <table:table-cell table:number-columns-repeated="1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'Jan 22 – UC range Fix</text:p>
          </table:table-cell>
          <table:table-cell office:value-type="string" calcext:value-type="string">
            <text:p><text:s/>source_sink</text:p>
          </table:table-cell>
          <table:table-cell table:style-name="Default" office:value-type="string" calcext:value-type="string">
            <text:p>estimate_tco2e_yr</text:p>
          </table:table-cell>
          <table:table-cell table:style-name="Default" office:value-type="string" calcext:value-type="string">
            <text:p>lci_tco2e_yr</text:p>
          </table:table-cell>
          <table:table-cell table:style-name="Default" office:value-type="string" calcext:value-type="string">
            <text:p>uci_tco2e_yr</text:p>
          </table:table-cell>
          <table:table-cell office:value-type="string" calcext:value-type="string">
            <text:p>Half width CI Percentage</text:p>
          </table:table-cell>
          <table:table-cell office:value-type="string" calcext:value-type="string">
            <text:p>Chang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eDF</text:p>
          </table:table-cell>
          <table:table-cell office:value-type="float" office:value="392396.18" calcext:value-type="float">
            <text:p>392,396.18</text:p>
          </table:table-cell>
          <table:table-cell office:value-type="float" office:value="272952.49" calcext:value-type="float">
            <text:p>272,952.49</text:p>
          </table:table-cell>
          <table:table-cell office:value-type="float" office:value="498000.5" calcext:value-type="float">
            <text:p>498,000.50</text:p>
          </table:table-cell>
          <table:table-cell table:style-name="ce1" table:formula="of:==(ABS(MAX([.E44:.F44])-MIN([.E44:.F44])))/2/ABS([.D44])" office:value-type="percentage" office:value="0.286761214138221" calcext:value-type="percentage">
            <text:p>28.68%</text:p>
          </table:table-cell>
          <table:table-cell table:style-name="ce1" table:formula="of:=[.G44]-[.G23]" office:value-type="percentage" office:value="-0.00284359292182701" calcext:value-type="percentage">
            <text:p>-0.28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aeFD_L</text:p>
          </table:table-cell>
          <table:table-cell office:value-type="float" office:value="195316.1" calcext:value-type="float">
            <text:p>195,316.10</text:p>
          </table:table-cell>
          <table:table-cell office:value-type="float" office:value="162062.7" calcext:value-type="float">
            <text:p>162,062.70</text:p>
          </table:table-cell>
          <table:table-cell office:value-type="float" office:value="228393.71" calcext:value-type="float">
            <text:p>228,393.71</text:p>
          </table:table-cell>
          <table:table-cell table:style-name="ce1" table:formula="of:==(ABS(MAX([.E45:.F45])-MIN([.E45:.F45])))/2/ABS([.D45])" office:value-type="percentage" office:value="0.169804255767958" calcext:value-type="percentage">
            <text:p>16.98%</text:p>
          </table:table-cell>
          <table:table-cell table:style-name="ce1" table:formula="of:=[.G45]-[.G24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eFD_BSW</text:p>
          </table:table-cell>
          <table:table-cell office:value-type="float" office:value="157487.87" calcext:value-type="float">
            <text:p>157,487.87</text:p>
          </table:table-cell>
          <table:table-cell office:value-type="float" office:value="128030.89" calcext:value-type="float">
            <text:p>128,030.89</text:p>
          </table:table-cell>
          <table:table-cell office:value-type="float" office:value="185551.72" calcext:value-type="float">
            <text:p>185,551.72</text:p>
          </table:table-cell>
          <table:table-cell table:style-name="ce1" table:formula="of:==(ABS(MAX([.E46:.F46])-MIN([.E46:.F46])))/2/ABS([.D46])" office:value-type="percentage" office:value="0.182619874152847" calcext:value-type="percentage">
            <text:p>18.26%</text:p>
          </table:table-cell>
          <table:table-cell table:style-name="ce1" table:formula="of:=[.G46]-[.G25]" office:value-type="percentage" office:value="-0.199602007443494" calcext:value-type="percentage">
            <text:p>-19.96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aeEC_HS</text:p>
          </table:table-cell>
          <table:table-cell office:value-type="float" office:value="596194.92" calcext:value-type="float">
            <text:p>596,194.92</text:p>
          </table:table-cell>
          <table:table-cell office:value-type="float" office:value="515290.97" calcext:value-type="float">
            <text:p>515,290.97</text:p>
          </table:table-cell>
          <table:table-cell office:value-type="float" office:value="701113.27" calcext:value-type="float">
            <text:p>701,113.27</text:p>
          </table:table-cell>
          <table:table-cell table:style-name="ce1" table:formula="of:==(ABS(MAX([.E47:.F47])-MIN([.E47:.F47])))/2/ABS([.D47])" office:value-type="percentage" office:value="0.155840224200501" calcext:value-type="percentage">
            <text:p>15.58%</text:p>
          </table:table-cell>
          <table:table-cell table:style-name="ce1" table:formula="of:=[.G47]-[.G26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e_Combined</text:p>
          </table:table-cell>
          <table:table-cell office:value-type="float" office:value="1341395.07" calcext:value-type="float">
            <text:p>1,341,395.07</text:p>
          </table:table-cell>
          <table:table-cell office:value-type="float" office:value="1188123.28" calcext:value-type="float">
            <text:p>1,188,123.28</text:p>
          </table:table-cell>
          <table:table-cell office:value-type="float" office:value="1492061.97" calcext:value-type="float">
            <text:p>1,492,061.97</text:p>
          </table:table-cell>
          <table:table-cell table:style-name="ce1" table:formula="of:==(ABS(MAX([.E48:.F48])-MIN([.E48:.F48])))/2/ABS([.D48])" office:value-type="percentage" office:value="0.113292010980777" calcext:value-type="percentage">
            <text:p>11.33%</text:p>
          </table:table-cell>
          <table:table-cell table:style-name="ce1" table:formula="of:=[.G48]-[.G27]" office:value-type="percentage" office:value="-0.00773302752633498" calcext:value-type="percentage">
            <text:p>-0.77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arFD_L</text:p>
          </table:table-cell>
          <table:table-cell office:value-type="float" office:value="-42361.61" calcext:value-type="float">
            <text:p>-42,361.61</text:p>
          </table:table-cell>
          <table:table-cell office:value-type="float" office:value="-57150.46" calcext:value-type="float">
            <text:p>-57,150.46</text:p>
          </table:table-cell>
          <table:table-cell office:value-type="float" office:value="-27790.04" calcext:value-type="float">
            <text:p>-27,790.04</text:p>
          </table:table-cell>
          <table:table-cell table:style-name="ce1" table:formula="of:==(ABS(MAX([.E49:.F49])-MIN([.E49:.F49])))/2/ABS([.D49])" office:value-type="percentage" office:value="0.346545138392993" calcext:value-type="percentage">
            <text:p>34.65%</text:p>
          </table:table-cell>
          <table:table-cell table:style-name="ce1" table:formula="of:=[.G49]-[.G28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rEC_AR</text:p>
          </table:table-cell>
          <table:table-cell office:value-type="float" office:value="-81042.18" calcext:value-type="float">
            <text:p>-81,042.18</text:p>
          </table:table-cell>
          <table:table-cell office:value-type="float" office:value="-119121.89" calcext:value-type="float">
            <text:p>-119,121.89</text:p>
          </table:table-cell>
          <table:table-cell office:value-type="float" office:value="-48601.23" calcext:value-type="float">
            <text:p>-48,601.23</text:p>
          </table:table-cell>
          <table:table-cell table:style-name="ce1" table:formula="of:==(ABS(MAX([.E50:.F50])-MIN([.E50:.F50])))/2/ABS([.D50])" office:value-type="percentage" office:value="0.435086148965884" calcext:value-type="percentage">
            <text:p>43.51%</text:p>
          </table:table-cell>
          <table:table-cell table:style-name="ce1" table:formula="of:=[.G50]-[.G29]" office:value-type="percentage" office:value="0" calcext:value-type="percentage">
            <text:p>0.00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arEC_HS</text:p>
          </table:table-cell>
          <table:table-cell office:value-type="float" office:value="-1401553.7" calcext:value-type="float">
            <text:p>-1,401,553.70</text:p>
          </table:table-cell>
          <table:table-cell office:value-type="float" office:value="-1645934.07" calcext:value-type="float">
            <text:p>-1,645,934.07</text:p>
          </table:table-cell>
          <table:table-cell office:value-type="float" office:value="-1174501" calcext:value-type="float">
            <text:p>-1,174,501.00</text:p>
          </table:table-cell>
          <table:table-cell table:style-name="ce1" table:formula="of:==(ABS(MAX([.E51:.F51])-MIN([.E51:.F51])))/2/ABS([.D51])" office:value-type="percentage" office:value="0.168182307249448" calcext:value-type="percentage">
            <text:p>16.82%</text:p>
          </table:table-cell>
          <table:table-cell table:style-name="ce1" table:formula="of:=[.G51]-[.G30]" office:value-type="percentage" office:value="-0.0866464267476873" calcext:value-type="percentage">
            <text:p>-8.66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ar_Combined</text:p>
          </table:table-cell>
          <table:table-cell office:value-type="float" office:value="-1524957.5" calcext:value-type="float">
            <text:p>-1,524,957.50</text:p>
          </table:table-cell>
          <table:table-cell office:value-type="float" office:value="-1294699.55" calcext:value-type="float">
            <text:p>-1,294,699.55</text:p>
          </table:table-cell>
          <table:table-cell office:value-type="float" office:value="-1769981" calcext:value-type="float">
            <text:p>-1,769,981.00</text:p>
          </table:table-cell>
          <table:table-cell table:style-name="ce1" table:formula="of:==(ABS(MAX([.E52:.F52])-MIN([.E52:.F52])))/2/ABS([.D52])" office:value-type="percentage" office:value="0.155834326530411" calcext:value-type="percentage">
            <text:p>15.58%</text:p>
          </table:table-cell>
          <table:table-cell table:style-name="ce1" table:formula="of:=[.G52]-[.G31]" office:value-type="percentage" office:value="-0.0808585845835048" calcext:value-type="percentage">
            <text:p>-8.09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aneDF</text:p>
          </table:table-cell>
          <table:table-cell office:value-type="float" office:value="392396.18" calcext:value-type="float">
            <text:p>392,396.18</text:p>
          </table:table-cell>
          <table:table-cell office:value-type="float" office:value="272952.49" calcext:value-type="float">
            <text:p>272,952.49</text:p>
          </table:table-cell>
          <table:table-cell office:value-type="float" office:value="498000.5" calcext:value-type="float">
            <text:p>498,000.50</text:p>
          </table:table-cell>
          <table:table-cell table:style-name="ce1" table:formula="of:==(ABS(MAX([.E53:.F53])-MIN([.E53:.F53])))/2/ABS([.D53])" office:value-type="percentage" office:value="0.286761214138221" calcext:value-type="percentage">
            <text:p>28.68%</text:p>
          </table:table-cell>
          <table:table-cell table:style-name="ce1" table:formula="of:=[.G53]-[.G32]" office:value-type="percentage" office:value="-0.00284359292182701" calcext:value-type="percentage">
            <text:p>-0.28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aneFD</text:p>
          </table:table-cell>
          <table:table-cell office:value-type="float" office:value="310442.36" calcext:value-type="float">
            <text:p>310,442.36</text:p>
          </table:table-cell>
          <table:table-cell office:value-type="float" office:value="263812.85" calcext:value-type="float">
            <text:p>263,812.85</text:p>
          </table:table-cell>
          <table:table-cell office:value-type="float" office:value="355423.83" calcext:value-type="float">
            <text:p>355,423.83</text:p>
          </table:table-cell>
          <table:table-cell table:style-name="ce1" table:formula="of:==(ABS(MAX([.E54:.F54])-MIN([.E54:.F54])))/2/ABS([.D54])" office:value-type="percentage" office:value="0.147549097359007" calcext:value-type="percentage">
            <text:p>14.75%</text:p>
          </table:table-cell>
          <table:table-cell table:style-name="ce1" table:formula="of:=[.G54]-[.G33]" office:value-type="percentage" office:value="-0.0780801949837" calcext:value-type="percentage">
            <text:p>-7.81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aneEC</text:p>
          </table:table-cell>
          <table:table-cell office:value-type="float" office:value="-886400.97" calcext:value-type="float">
            <text:p>-886,400.97</text:p>
          </table:table-cell>
          <table:table-cell office:value-type="float" office:value="-1142513.92" calcext:value-type="float">
            <text:p>-1,142,513.92</text:p>
          </table:table-cell>
          <table:table-cell office:value-type="float" office:value="-628374.77" calcext:value-type="float">
            <text:p>-628,374.77</text:p>
          </table:table-cell>
          <table:table-cell table:style-name="ce1" table:formula="of:==(ABS(MAX([.E55:.F55])-MIN([.E55:.F55])))/2/ABS([.D55])" office:value-type="percentage" office:value="0.290014997388823" calcext:value-type="percentage">
            <text:p>29.00%</text:p>
          </table:table-cell>
          <table:table-cell table:style-name="ce1" table:formula="of:=[.G55]-[.G34]" office:value-type="percentage" office:value="-0.129414795202672" calcext:value-type="percentage">
            <text:p>-12.94%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L</text:p>
          </table:table-cell>
          <table:table-cell office:value-type="float" office:value="-183562.43" calcext:value-type="float">
            <text:p>-183,562.43</text:p>
          </table:table-cell>
          <table:table-cell office:value-type="float" office:value="-483229.52" calcext:value-type="float">
            <text:p>-483,229.52</text:p>
          </table:table-cell>
          <table:table-cell office:value-type="float" office:value="92946.95" calcext:value-type="float">
            <text:p>92,946.95</text:p>
          </table:table-cell>
          <table:table-cell table:style-name="ce1" table:formula="of:==(ABS(MAX([.E56:.F56])-MIN([.E56:.F56])))/2/ABS([.D56])" office:value-type="percentage" office:value="1.56942918548202" calcext:value-type="percentage">
            <text:p>156.94%</text:p>
          </table:table-cell>
          <table:table-cell table:style-name="ce1" table:formula="of:=[.G56]-[.G35]" office:value-type="percentage" office:value="-0.588585447468744" calcext:value-type="percentage">
            <text:p>-58.86%</text:p>
          </table:table-cell>
          <table:table-cell table:number-columns-repeated="11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3"/>
          <table:table-cell table:style-name="ce3" office:value-type="string" calcext:value-type="string">
            <text:p>Analytical Method of Error Propagation for summation: sqrt( sum( abs(U*x) ^2 ) ) / abs(sum(x))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:Ref IPCC V1 Ch3, section 3.2.3.1, Equation 3.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5" calcext:value-type="float">
            <text:p>5</text:p>
          </table:table-cell>
          <table:table-cell table:style-name="ce1" table:formula="of:==(ABS(MAX([.E64:.F64])-MIN([.E64:.F64])))/2/ABS([.D64])" office:value-type="percentage" office:value="0.294871794871795" calcext:value-type="percentage">
            <text:p>29.49%</text:p>
          </table:table-cell>
          <table:table-cell table:formula="of:=ABS([.G64]*[.D64])" office:value-type="float" office:value="1.15" calcext:value-type="float">
            <text:p>1.15</text:p>
          </table:table-cell>
          <table:table-cell table:formula="of:=[.H64]^2" office:value-type="float" office:value="1.3225" calcext:value-type="float">
            <text:p>1.32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D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3.5" calcext:value-type="float">
            <text:p>3.5</text:p>
          </table:table-cell>
          <table:table-cell table:style-name="ce1" table:formula="of:==(ABS(MAX([.E65:.F65])-MIN([.E65:.F65])))/2/ABS([.D65])" office:value-type="percentage" office:value="0.145161290322581" calcext:value-type="percentage">
            <text:p>14.52%</text:p>
          </table:table-cell>
          <table:table-cell table:formula="of:=ABS([.G65]*[.D65])" office:value-type="float" office:value="0.45" calcext:value-type="float">
            <text:p>0.45</text:p>
          </table:table-cell>
          <table:table-cell table:formula="of:=[.H65]^2" office:value-type="float" office:value="0.2025" calcext:value-type="float">
            <text:p>0.2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C</text:p>
          </table:table-cell>
          <table:table-cell table:style-name="Default" office:value-type="float" office:value="-8.9" calcext:value-type="float">
            <text:p>-8.9</text:p>
          </table:table-cell>
          <table:table-cell table:style-name="Default" office:value-type="float" office:value="-11.4" calcext:value-type="float">
            <text:p>-11.4</text:p>
          </table:table-cell>
          <table:table-cell table:style-name="Default" office:value-type="float" office:value="-6.3" calcext:value-type="float">
            <text:p>-6.3</text:p>
          </table:table-cell>
          <table:table-cell table:style-name="ce1" table:formula="of:==(ABS(MAX([.E66:.F66])-MIN([.E66:.F66])))/2/ABS([.D66])" office:value-type="percentage" office:value="0.286516853932584" calcext:value-type="percentage">
            <text:p>28.65%</text:p>
          </table:table-cell>
          <table:table-cell table:formula="of:=ABS([.G66]*[.D66])" office:value-type="float" office:value="2.55" calcext:value-type="float">
            <text:p>2.55</text:p>
          </table:table-cell>
          <table:table-cell table:formula="of:=[.H66]^2" office:value-type="float" office:value="6.5025" calcext:value-type="float">
            <text:p>6.50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RL</text:p>
          </table:table-cell>
          <table:table-cell table:style-name="ce3" office:value-type="float" office:value="-1.8" calcext:value-type="float">
            <text:p>-1.8</text:p>
          </table:table-cell>
          <table:table-cell table:style-name="ce3" office:value-type="float" office:value="-4.8" calcext:value-type="float">
            <text:p>-4.8</text:p>
          </table:table-cell>
          <table:table-cell table:style-name="ce3" office:value-type="float" office:value="0.9" calcext:value-type="float">
            <text:p>0.9</text:p>
          </table:table-cell>
          <table:table-cell table:style-name="ce6" table:formula="of:==(ABS(MAX([.E67:.F67])-MIN([.E67:.F67])))/2/ABS([.D67])" office:value-type="percentage" office:value="1.58333333333333" calcext:value-type="percentage">
            <text:p>158.33%</text:p>
          </table:table-cell>
          <table:table-cell table:style-name="ce3"/>
          <table:table-cell table:style-name="ce6" table:formula="of:=SQRT(SUM([.I64:.I66]))/ABS([.D67])" office:value-type="percentage" office:value="1.57404684072302" calcext:value-type="percentage">
            <text:p>157.40%</text:p>
          </table:table-cell>
          <table:table-cell table:number-columns-repeated="10"/>
        </table:table-row>
        <table:table-row table:style-name="ro1" table:number-rows-repeated="104850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DemiLigh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1:41:57.40939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5:25:17.590131262</meta:creation-date>
    <dc:date>2022-01-24T13:56:04.315541943</dc:date>
    <meta:editing-duration>PT23M13S</meta:editing-duration>
    <meta:editing-cycles>4</meta:editing-cycles>
    <meta:generator>LibreOffice/6.1.5.1$Linux_X86_64 LibreOffice_project/10$Build-1</meta:generator>
    <meta:document-statistic meta:table-count="1" meta:cell-count="309" meta:object-count="0"/>
  </office:meta>
</office:document-meta>
</file>